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6cm" table:align="margins"/>
    </style:style>
    <style:style style:name="Таблица2.A" style:family="table-column">
      <style:table-column-properties style:column-width="1.875cm" style:rel-column-width="1063*"/>
    </style:style>
    <style:style style:name="Таблица2.B" style:family="table-column">
      <style:table-column-properties style:column-width="1.325cm" style:rel-column-width="751*"/>
    </style:style>
    <style:style style:name="Таблица2.C" style:family="table-column">
      <style:table-column-properties style:column-width="0.75cm" style:rel-column-width="425*"/>
    </style:style>
    <style:style style:name="Таблица2.D" style:family="table-column">
      <style:table-column-properties style:column-width="2.783cm" style:rel-column-width="1578*"/>
    </style:style>
    <style:style style:name="Таблица2.E" style:family="table-column">
      <style:table-column-properties style:column-width="3.51cm" style:rel-column-width="1990*"/>
    </style:style>
    <style:style style:name="Таблица2.F" style:family="table-column">
      <style:table-column-properties style:column-width="0.961cm" style:rel-column-width="545*"/>
    </style:style>
    <style:style style:name="Таблица2.G" style:family="table-column">
      <style:table-column-properties style:column-width="0.513cm" style:rel-column-width="291*"/>
    </style:style>
    <style:style style:name="Таблица2.H" style:family="table-column">
      <style:table-column-properties style:column-width="0.951cm" style:rel-column-width="539*"/>
    </style:style>
    <style:style style:name="Таблица2.I" style:family="table-column">
      <style:table-column-properties style:column-width="1.603cm" style:rel-column-width="909*"/>
    </style:style>
    <style:style style:name="Таблица2.J" style:family="table-column">
      <style:table-column-properties style:column-width="1.729cm" style:rel-column-width="980*"/>
    </style:style>
    <style:style style:name="Таблица2.1" style:family="table-row">
      <style:table-row-properties style:min-row-height="0.081cm"/>
    </style:style>
    <style:style style:name="Таблица2.A1" style:family="table-cell">
      <style:table-cell-properties style:vertical-align="bottom" fo:background-color="transparent" fo:padding-left="0.101cm" fo:padding-right="0.101cm" fo:padding-top="0.101cm" fo:padding-bottom="0cm" fo:border="none">
        <style:background-image/>
      </style:table-cell-properties>
    </style:style>
    <style:style style:name="Таблица2.B1" style:family="table-cell">
      <style:table-cell-properties style:vertical-align="bottom" fo:background-color="transparent" fo:padding-left="0.101cm" fo:padding-right="0.101cm" fo:padding-top="0.101cm" fo:padding-bottom="0cm" fo:border-left="none" fo:border-right="none" fo:border-top="none" fo:border-bottom="0.002cm solid #000000">
        <style:background-image/>
      </style:table-cell-properties>
    </style:style>
    <style:style style:name="Таблица2.5" style:family="table-row">
      <style:table-row-properties style:min-row-height="0.076cm"/>
    </style:style>
    <style:style style:name="Таблица3" style:family="table">
      <style:table-properties style:width="16cm" table:align="margins"/>
    </style:style>
    <style:style style:name="Таблица3.A" style:family="table-column">
      <style:table-column-properties style:column-width="2.776cm" style:rel-column-width="11371*"/>
    </style:style>
    <style:style style:name="Таблица3.B" style:family="table-column">
      <style:table-column-properties style:column-width="1.229cm" style:rel-column-width="5035*"/>
    </style:style>
    <style:style style:name="Таблица3.C" style:family="table-column">
      <style:table-column-properties style:column-width="3.164cm" style:rel-column-width="12961*"/>
    </style:style>
    <style:style style:name="Таблица3.D" style:family="table-column">
      <style:table-column-properties style:column-width="1.923cm" style:rel-column-width="7874*"/>
    </style:style>
    <style:style style:name="Таблица3.E" style:family="table-column">
      <style:table-column-properties style:column-width="4.463cm" style:rel-column-width="18278*"/>
    </style:style>
    <style:style style:name="Таблица3.F" style:family="table-column">
      <style:table-column-properties style:column-width="2.445cm" style:rel-column-width="10016*"/>
    </style:style>
    <style:style style:name="Таблица3.A1" style:family="table-cell">
      <style:table-cell-properties style:vertical-align="bottom" fo:background-color="transparent" fo:padding-left="0.101cm" fo:padding-right="0.101cm" fo:padding-top="0.101cm" fo:padding-bottom="0cm" fo:border="none">
        <style:background-image/>
      </style:table-cell-properties>
    </style:style>
    <style:style style:name="Таблица3.C1" style:family="table-cell">
      <style:table-cell-properties style:vertical-align="bottom" fo:background-color="transparent" fo:padding-left="0.101cm" fo:padding-right="0.101cm" fo:padding-top="0.101cm" fo:padding-bottom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Times New Roman Cyr" fo:font-size="12pt" officeooo:paragraph-rsid="0023fccc" style:font-name-asian="Times New Roman Cyr" style:font-size-asian="12pt" style:font-name-complex="Times New Roman Cyr" style:font-size-complex="12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 Cyr" fo:font-size="12pt" officeooo:paragraph-rsid="00244224" style:font-name-asian="Times New Roman Cyr" style:font-size-asian="12pt" style:font-name-complex="Times New Roman Cyr" style:font-size-complex="12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3.501cm"/>
        </style:tab-stops>
      </style:paragraph-properties>
      <style:text-properties style:font-name="Times New Roman Cyr" fo:font-size="12pt" fo:language="en" fo:country="US" fo:font-style="italic" officeooo:rsid="001de3c2" officeooo:paragraph-rsid="00244224" style:font-name-asian="Times New Roman Cyr" style:font-size-asian="12pt" style:font-style-asian="italic" style:font-name-complex="Times New Roman Cyr" style:font-size-complex="12pt" style:font-style-complex="italic"/>
    </style:style>
    <style:style style:name="P4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501cm"/>
        </style:tab-stops>
      </style:paragraph-properties>
      <style:text-properties style:font-name="Times New Roman Cyr" fo:font-size="12pt" fo:language="en" fo:country="US" fo:font-style="italic" officeooo:rsid="001de3c2" officeooo:paragraph-rsid="00244224" style:font-name-asian="Times New Roman Cyr" style:font-size-asian="12pt" style:font-style-asian="italic" style:font-name-complex="Times New Roman Cyr" style:font-size-complex="12pt" style:font-style-complex="italic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Times New Roman Cyr" fo:font-size="12pt" fo:language="en" fo:country="US" fo:font-style="italic" officeooo:rsid="00221ba6" officeooo:paragraph-rsid="0028e24f" style:font-name-asian="Times New Roman Cyr" style:font-size-asian="12pt" style:font-style-asian="italic" style:font-name-complex="Times New Roman Cyr" style:font-size-complex="12pt" style:font-style-complex="italic"/>
    </style:style>
    <style:style style:name="P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501cm"/>
        </style:tab-stops>
      </style:paragraph-properties>
      <style:text-properties style:font-name="Times New Roman Cyr" fo:font-size="12pt" fo:language="en" fo:country="US" fo:font-style="italic" fo:font-weight="normal" officeooo:rsid="0020e25b" officeooo:paragraph-rsid="00244224" style:font-name-asian="Times New Roman Cyr" style:font-size-asian="12pt" style:font-style-asian="italic" style:font-weight-asian="normal" style:font-name-complex="Times New Roman Cyr" style:font-size-complex="12pt" style:font-style-complex="italic" style:font-weight-complex="normal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style:font-name="Times New Roman Cyr" fo:font-size="12pt" fo:language="en" fo:country="US" fo:font-style="italic" style:text-underline-style="none" fo:font-weight="normal" officeooo:rsid="001f60b2" officeooo:paragraph-rsid="002a5db8" style:font-name-asian="Times New Roman Cyr" style:font-size-asian="12pt" style:font-style-asian="italic" style:font-weight-asian="normal" style:font-name-complex="Times New Roman Cyr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style:font-name="Times New Roman Cyr" fo:font-size="12pt" fo:font-style="italic" officeooo:rsid="001de3c2" officeooo:paragraph-rsid="00244224" style:font-name-asian="Times New Roman Cyr" style:font-size-asian="12pt" style:font-style-asian="italic" style:font-name-complex="Times New Roman Cyr" style:font-size-complex="12pt" style:font-style-complex="italic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3.501cm"/>
        </style:tab-stops>
      </style:paragraph-properties>
      <style:text-properties style:font-name="Times New Roman Cyr" fo:font-size="10pt" officeooo:paragraph-rsid="00244224" style:font-name-asian="Times New Roman Cyr" style:font-size-asian="10pt" style:font-name-complex="Times New Roman Cyr" style:font-size-complex="10pt"/>
    </style:style>
    <style:style style:name="P10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3.501cm"/>
        </style:tab-stops>
      </style:paragraph-properties>
      <style:text-properties style:font-name="Times New Roman Cyr" fo:font-size="10pt" officeooo:paragraph-rsid="00244224" style:font-name-asian="Times New Roman Cyr" style:font-size-asian="10pt" style:font-name-complex="Times New Roman Cyr" style:font-size-complex="10pt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 Cyr" fo:font-size="10pt" officeooo:paragraph-rsid="00244224" style:font-name-asian="Times New Roman Cyr" style:font-size-asian="10pt" style:font-name-complex="Times New Roman Cyr" style:font-size-complex="10pt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 Cyr" fo:font-size="10pt" officeooo:paragraph-rsid="0023fccc" style:font-name-asian="Times New Roman Cyr" style:font-size-asian="10pt" style:font-name-complex="Times New Roman Cyr" style:font-size-complex="10pt"/>
    </style:style>
    <style:style style:name="P13" style:family="paragraph" style:parent-style-name="Standard">
      <style:paragraph-properties fo:margin-top="0cm" fo:margin-bottom="0cm"/>
      <style:text-properties style:font-name="Times New Roman Cyr" fo:font-size="10pt" officeooo:paragraph-rsid="0028e24f" style:font-name-asian="Times New Roman Cyr" style:font-size-asian="10pt" style:font-name-complex="Times New Roman Cyr" style:font-size-complex="10pt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style:font-name="Times New Roman Cyr" fo:font-size="10pt" officeooo:paragraph-rsid="002a5db8" style:font-name-asian="Times New Roman Cyr" style:font-size-asian="10pt" style:font-name-complex="Times New Roman Cyr" style:font-size-complex="10pt"/>
    </style:style>
    <style:style style:name="P15" style:family="paragraph" style:parent-style-name="Standard">
      <style:paragraph-properties fo:margin-top="0cm" fo:margin-bottom="0cm" fo:line-height="100%">
        <style:tab-stops>
          <style:tab-stop style:position="3.501cm"/>
        </style:tab-stops>
      </style:paragraph-properties>
      <style:text-properties style:font-name="Times New Roman Cyr" fo:font-size="10pt" officeooo:rsid="0020e25b" officeooo:paragraph-rsid="00244224" style:font-name-asian="Times New Roman Cyr" style:font-size-asian="10pt" style:font-name-complex="Times New Roman Cyr" style:font-size-complex="10pt"/>
    </style:style>
    <style:style style:name="P16" style:family="paragraph" style:parent-style-name="Standard">
      <style:paragraph-properties fo:margin-top="0cm" fo:margin-bottom="0cm"/>
      <style:text-properties style:font-name="Times New Roman Cyr" fo:font-size="10pt" officeooo:rsid="00221ba6" officeooo:paragraph-rsid="0028e24f" style:font-name-asian="Times New Roman Cyr" style:font-size-asian="10pt" style:font-name-complex="Times New Roman Cyr" style:font-size-complex="10pt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 Cyr" fo:font-size="10pt" fo:language="ru" fo:country="RU" officeooo:rsid="00244224" officeooo:paragraph-rsid="0027e8b2" style:font-name-asian="Times New Roman Cyr" style:font-size-asian="10pt" style:font-name-complex="Times New Roman Cyr" style:font-size-complex="10pt"/>
    </style:style>
    <style:style style:name="P18" style:family="paragraph" style:parent-style-name="Standard">
      <style:paragraph-properties fo:margin-top="0cm" fo:margin-bottom="0cm"/>
      <style:text-properties style:font-name="Times New Roman Cyr" fo:font-size="10pt" fo:language="ru" fo:country="RU" officeooo:rsid="00221ba6" officeooo:paragraph-rsid="0028e24f" style:font-name-asian="Times New Roman Cyr" style:font-size-asian="10pt" style:font-name-complex="Times New Roman Cyr" style:font-size-complex="10pt"/>
    </style:style>
    <style:style style:name="P19" style:family="paragraph" style:parent-style-name="Standard">
      <style:paragraph-properties fo:margin-top="0cm" fo:margin-bottom="0cm"/>
      <style:text-properties style:font-name="Times New Roman Cyr" fo:font-size="10pt" fo:font-style="italic" fo:font-weight="bold" officeooo:rsid="00221ba6" officeooo:paragraph-rsid="002a5db8" style:font-name-asian="Times New Roman Cyr" style:font-size-asian="10pt" style:font-style-asian="italic" style:font-weight-asian="bold" style:font-name-complex="Times New Roman Cyr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Times New Roman Cyr" fo:font-size="8pt" fo:language="en" fo:country="US" officeooo:rsid="001ffeac" officeooo:paragraph-rsid="0023fccc" style:font-name-asian="Times New Roman Cyr" style:font-size-asian="8pt" style:font-name-complex="Times New Roman Cyr" style:font-size-complex="8pt"/>
    </style:style>
    <style:style style:name="P21" style:family="paragraph" style:parent-style-name="Standard">
      <style:paragraph-properties fo:margin-top="0cm" fo:margin-bottom="0cm" fo:line-height="100%"/>
      <style:text-properties fo:font-size="12pt" fo:language="en" fo:country="US" fo:font-style="italic" officeooo:paragraph-rsid="0023fccc" style:font-size-asian="12pt" style:language-asian="en" style:country-asian="US" style:font-style-asian="italic" style:font-size-complex="12pt" style:font-style-complex="italic"/>
    </style:style>
    <style:style style:name="P22" style:family="paragraph" style:parent-style-name="Standard">
      <style:paragraph-properties fo:margin-top="0cm" fo:margin-bottom="0cm" fo:line-height="100%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top="0.199cm" fo:margin-bottom="0.101cm" fo:text-align="end" style:justify-single-word="false">
        <style:tab-stops>
          <style:tab-stop style:position="3.501cm"/>
        </style:tab-stops>
      </style:paragraph-properties>
      <style:text-properties style:font-name="Times New Roman Cyr" fo:font-size="10pt" officeooo:paragraph-rsid="002a5db8" style:font-name-asian="Times New Roman Cyr" style:font-size-asian="10pt" style:font-name-complex="Times New Roman Cyr" style:font-size-complex="10pt"/>
    </style:style>
    <style:style style:name="P24" style:family="paragraph" style:parent-style-name="Standard">
      <style:paragraph-properties fo:margin-top="0.199cm" fo:margin-bottom="0.101cm" fo:text-align="end" style:justify-single-word="false">
        <style:tab-stops>
          <style:tab-stop style:position="3.501cm"/>
        </style:tab-stops>
      </style:paragraph-properties>
      <style:text-properties style:font-name="Times New Roman Cyr" fo:font-size="10pt" fo:font-style="normal" fo:font-weight="bold" officeooo:paragraph-rsid="004f89ff" style:font-name-asian="Times New Roman Cyr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P25" style:family="paragraph" style:parent-style-name="Standard" style:master-page-name="Standard">
      <style:paragraph-properties fo:margin-top="0cm" fo:margin-bottom="0cm" fo:text-align="end" style:justify-single-word="false" style:page-number="auto"/>
      <style:text-properties style:font-name="Times New Roman Cyr" fo:font-size="8pt" officeooo:paragraph-rsid="0023fccc" style:font-name-asian="Times New Roman Cyr" style:font-size-asian="8pt" style:font-name-complex="Times New Roman Cyr" style:font-size-complex="8pt"/>
    </style:style>
    <style:style style:name="P2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3.501cm"/>
        </style:tab-stops>
      </style:paragraph-properties>
      <style:text-properties style:font-name="Times New Roman Cyr" fo:font-size="10pt" officeooo:paragraph-rsid="00244224" style:font-name-asian="Times New Roman Cyr" style:font-size-asian="10pt" style:font-name-complex="Times New Roman Cyr" style:font-size-complex="10pt"/>
    </style:style>
    <style:style style:name="T1" style:family="text">
      <style:text-properties fo:language="en" fo:country="US" officeooo:rsid="001ffeac"/>
    </style:style>
    <style:style style:name="T2" style:family="text">
      <style:text-properties style:font-name="Times New Roman Cyr" officeooo:rsid="00221ba6" style:font-name-asian="Times New Roman Cyr" style:font-name-complex="Times New Roman Cyr"/>
    </style:style>
    <style:style style:name="T3" style:family="text">
      <style:text-properties officeooo:rsid="00221ba6"/>
    </style:style>
    <style:style style:name="T4" style:family="text">
      <style:text-properties officeooo:rsid="00244224"/>
    </style:style>
    <style:style style:name="T5" style:family="text">
      <style:text-properties officeooo:rsid="0026bb4f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officeooo:rsid="00221ba6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4f89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Форма № 22</text:p>
      <text:p text:style-name="P1">ЭКЗАМЕНАЦИОННЫЙ ЛИСТ № <text:span text:style-name="T1">[info.numb]</text:span></text:p>
      <text:p text:style-name="P20">(подшивается к основной ведомости группы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office:value-type="string">
            <text:p text:style-name="P9">Факультет</text:p>
          </table:table-cell>
          <table:table-cell table:style-name="Таблица2.B1" table:number-columns-spanned="4" office:value-type="string">
            <text:p text:style-name="P3">[info.facultTitle]</text:p>
          </table:table-cell>
          <table:covered-table-cell/>
          <table:covered-table-cell/>
          <table:covered-table-cell/>
          <table:table-cell table:style-name="Таблица2.A1" office:value-type="string">
            <text:p text:style-name="P10"><text:span text:style-name="T5">К</text:span><text:span text:style-name="T4">урс</text:span></text:p>
          </table:table-cell>
          <table:table-cell table:style-name="Таблица2.B1" table:number-columns-spanned="2" office:value-type="string">
            <text:p text:style-name="P4">[info.kurs]</text:p>
          </table:table-cell>
          <table:covered-table-cell/>
          <table:table-cell table:style-name="Таблица2.A1" office:value-type="string">
            <text:p text:style-name="P10"><text:span text:style-name="T5">Г</text:span><text:span text:style-name="T4">руппа</text:span></text:p>
          </table:table-cell>
          <table:table-cell table:style-name="Таблица2.B1" office:value-type="string">
            <text:p text:style-name="P4">[info.groupTitle]</text:p>
          </table:table-cell>
        </table:table-row>
        <table:table-row>
          <table:table-cell table:style-name="Таблица2.A1" table:number-columns-spanned="2" office:value-type="string">
            <text:p text:style-name="P12">Название предмета</text:p>
          </table:table-cell>
          <table:covered-table-cell/>
          <table:table-cell table:style-name="Таблица2.B1" table:number-columns-spanned="8" office:value-type="string">
            <text:p text:style-name="P21">[info.disTitl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11">Экзаменатор <text:span text:style-name="T6">(ученое звание, фамилия, инициалы)</text:span></text:p>
          </table:table-cell>
          <table:covered-table-cell/>
          <table:covered-table-cell/>
          <table:covered-table-cell/>
          <table:table-cell table:style-name="Таблица2.B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11">Фамилия, и.о. студента</text:p>
          </table:table-cell>
          <table:covered-table-cell/>
          <table:covered-table-cell/>
          <table:table-cell table:style-name="Таблица2.B1" table:number-columns-spanned="7" office:value-type="string">
            <text:p text:style-name="P8">[stud.fio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5">Номер зачетной книжки </text:p>
          </table:table-cell>
          <table:covered-table-cell/>
          <table:covered-table-cell/>
          <table:table-cell table:style-name="Таблица2.B1" office:value-type="string">
            <text:p text:style-name="P6">[stud.zach]</text:p>
          </table:table-cell>
          <table:table-cell table:style-name="Таблица2.A1" table:number-columns-spanned="3" office:value-type="string">
            <text:p text:style-name="P17">Направление действительно до</text:p>
          </table:table-cell>
          <table:covered-table-cell/>
          <table:covered-table-cell/>
          <table:table-cell table:style-name="Таблица2.B1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P23"><text:span text:style-name="T9">Декан факультета:</text:span> <text:span text:style-name="T8">_________________________________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2" office:value-type="string">
            <text:p text:style-name="P16">Сумма баллов за семестр</text:p>
          </table:table-cell>
          <table:covered-table-cell/>
          <table:table-cell table:style-name="Таблица3.C1" office:value-type="string">
            <text:p text:style-name="P5">[stud.rating_bally]</text:p>
          </table:table-cell>
          <table:table-cell table:style-name="Таблица3.A1" table:number-columns-spanned="2" office:value-type="string">
            <text:p text:style-name="P18">Количество баллов выходного контроля:</text:p>
          </table:table-cell>
          <table:covered-table-cell/>
          <table:table-cell table:style-name="Таблица3.C1" office:value-type="string">
            <text:p text:style-name="P5">[stud.result]</text:p>
          </table:table-cell>
        </table:table-row>
        <table:table-row>
          <table:table-cell table:style-name="Таблица3.A1" office:value-type="string">
            <text:p text:style-name="P18">Итоговая оценка</text:p>
          </table:table-cell>
          <table:table-cell table:style-name="Таблица3.C1" table:number-columns-spanned="2" office:value-type="string">
            <text:p text:style-name="P13"/>
            <text:p text:style-name="P5">[stud.itog]</text:p>
          </table:table-cell>
          <table:covered-table-cell/>
          <table:table-cell table:style-name="Таблица3.A1" office:value-type="string">
            <text:p text:style-name="P14">Дата сдачи</text:p>
          </table:table-cell>
          <table:table-cell table:style-name="Таблица3.C1" table:number-columns-spanned="2" office:value-type="string">
            <text:p text:style-name="P7">[info.eventdate]</text:p>
          </table:table-cell>
          <table:covered-table-cell/>
        </table:table-row>
      </table:table>
      <text:p text:style-name="P24"><text:span text:style-name="T10">Подпись экзаменатора</text:span><text:span text:style-name="T3">:</text:span><text:span text:style-name="T2"> </text:span><text:span text:style-name="T7">_________________________________</text:span></text:p>
      <text:p text:style-name="P19">Экзаменационный лист возвращается экзаменатором на факультет немедленно после окончания экзаме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0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0pt" fo:language="ru" fo:country="RU" style:font-size-asian="10pt" style:language-asian="ru" style:country-asian="RU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Mangal1"/>
    </style:style>
    <style:style style:name="heading_20_1" style:display-name="heading 1" style:family="paragraph" style:parent-style-name="Standard" style:next-style-name="Standard">
      <style:paragraph-properties fo:text-align="end" style:justify-single-word="false" fo:keep-with-next="always"/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2" style:display-name="heading 2" style:family="paragraph" style:parent-style-name="Standard" style:next-style-name="Standard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>
      <style:paragraph-properties fo:margin-top="0.212cm" fo:margin-bottom="0cm" fo:text-align="center" style:justify-single-word="false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Standard" style:next-style-name="Standard">
      <style:paragraph-properties fo:margin-top="0.212cm" fo:margin-bottom="0cm" fo:keep-with-next="always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3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Ôîðìà ¹ 22</dc:title>
    <meta:initial-creator>êê</meta:initial-creator>
    <meta:creation-date>2002-07-05T12:34:00</meta:creation-date>
    <dc:date>2011-09-29T11:48:43.19</dc:date>
    <meta:print-date>2002-07-05T12:33:00</meta:print-date>
    <meta:generator>OpenOffice.org/3.2$Win32 OpenOffice.org_project/320m19$Build-9505</meta:generator>
    <meta:editing-duration>PT02H14M32S</meta:editing-duration>
    <meta:editing-cycles>60</meta:editing-cycles>
    <meta:document-statistic meta:table-count="2" meta:image-count="0" meta:object-count="0" meta:page-count="1" meta:paragraph-count="28" meta:word-count="69" meta:character-count="668"/>
  </office:meta>
</office:document-meta>
</file>